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b52e" officeooo:paragraph-rsid="0000b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on the explorer ship called “Wondering wench” trying to uncover new lands.</text:p>
      <text:p text:style-name="P1">Your journey brings you to an unknown land. You disembark and setup a camp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3T14:47:34.831000000</meta:creation-date>
    <dc:date>2024-10-03T15:46:39.506000000</dc:date>
    <meta:editing-duration>PT48M54S</meta:editing-duration>
    <meta:editing-cycles>1</meta:editing-cycles>
    <meta:document-statistic meta:table-count="0" meta:image-count="0" meta:object-count="0" meta:page-count="1" meta:paragraph-count="2" meta:word-count="28" meta:character-count="158" meta:non-whitespace-character-count="131"/>
    <meta:generator>LibreOffice/7.1.2.2$Windows_X86_64 LibreOffice_project/8a45595d069ef5570103caea1b71cc9d82b2aae4</meta:generator>
  </office:meta>
</office:document-meta>
</file>